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it" fo:country="IT"/>
    </style:style>
    <style:style style:name="P2" style:family="paragraph" style:parent-style-name="Preformatted_20_Text">
      <style:text-properties fo:language="it" fo:country="IT" officeooo:rsid="002d5d92" officeooo:paragraph-rsid="002d5d92"/>
    </style:style>
    <style:style style:name="P3" style:family="paragraph" style:parent-style-name="Preformatted_20_Text">
      <style:text-properties officeooo:paragraph-rsid="006ceffc"/>
    </style:style>
    <style:style style:name="P4" style:family="paragraph" style:parent-style-name="Preformatted_20_Text">
      <style:text-properties fo:font-size="14pt" fo:language="it" fo:country="IT" officeooo:rsid="004ce863" officeooo:paragraph-rsid="004ce863" style:font-size-asian="14pt" style:font-size-complex="14pt"/>
    </style:style>
    <style:style style:name="P5" style:family="paragraph" style:parent-style-name="Preformatted_20_Text">
      <style:text-properties fo:font-size="14pt" fo:language="it" fo:country="IT" officeooo:rsid="004de870" officeooo:paragraph-rsid="004de870" style:font-size-asian="14pt" style:font-size-complex="14pt"/>
    </style:style>
    <style:style style:name="P6" style:family="paragraph" style:parent-style-name="Preformatted_20_Text">
      <style:text-properties fo:font-size="14pt" fo:language="it" fo:country="IT" style:font-size-asian="14pt" style:font-size-complex="14pt"/>
    </style:style>
    <style:style style:name="P7" style:family="paragraph" style:parent-style-name="Preformatted_20_Text">
      <style:text-properties fo:font-size="14pt" fo:language="it" fo:country="IT" officeooo:paragraph-rsid="004f1d18" style:font-size-asian="14pt" style:font-size-complex="14pt"/>
    </style:style>
    <style:style style:name="P8" style:family="paragraph" style:parent-style-name="Preformatted_20_Text">
      <style:text-properties fo:font-size="14pt" fo:language="it" fo:country="IT" officeooo:paragraph-rsid="00501b88" style:font-size-asian="14pt" style:font-size-complex="14pt"/>
    </style:style>
    <style:style style:name="P9" style:family="paragraph" style:parent-style-name="Preformatted_20_Text">
      <style:text-properties fo:font-size="14pt" fo:language="it" fo:country="IT" officeooo:rsid="0051a7f9" officeooo:paragraph-rsid="0051a7f9" style:font-size-asian="14pt" style:font-size-complex="14pt"/>
    </style:style>
    <style:style style:name="P10" style:family="paragraph" style:parent-style-name="Preformatted_20_Text">
      <style:text-properties fo:font-size="14pt" fo:language="it" fo:country="IT" officeooo:rsid="0014a566" officeooo:paragraph-rsid="0014a566" style:font-size-asian="14pt" style:font-size-complex="14pt"/>
    </style:style>
    <style:style style:name="P11" style:family="paragraph" style:parent-style-name="Preformatted_20_Text">
      <style:text-properties fo:font-size="14pt" fo:language="it" fo:country="IT" officeooo:rsid="0014a566" officeooo:paragraph-rsid="0025e3fd" style:font-size-asian="14pt" style:font-size-complex="14pt"/>
    </style:style>
    <style:style style:name="P12" style:family="paragraph" style:parent-style-name="Preformatted_20_Text">
      <style:text-properties fo:font-size="14pt" fo:language="it" fo:country="IT" officeooo:rsid="0014a566" officeooo:paragraph-rsid="0015ac54" style:font-size-asian="14pt" style:font-size-complex="14pt"/>
    </style:style>
    <style:style style:name="P13" style:family="paragraph" style:parent-style-name="Preformatted_20_Text">
      <style:text-properties fo:font-size="14pt" fo:language="it" fo:country="IT" officeooo:rsid="0014a566" officeooo:paragraph-rsid="00575354" style:font-size-asian="14pt" style:font-size-complex="14pt"/>
    </style:style>
    <style:style style:name="P14" style:family="paragraph" style:parent-style-name="Preformatted_20_Text">
      <style:text-properties fo:font-size="14pt" fo:language="it" fo:country="IT" officeooo:paragraph-rsid="0014a566" style:font-size-asian="14pt" style:font-size-complex="14pt"/>
    </style:style>
    <style:style style:name="P15" style:family="paragraph" style:parent-style-name="Preformatted_20_Text">
      <style:text-properties fo:font-size="14pt" fo:language="it" fo:country="IT" officeooo:rsid="00581392" officeooo:paragraph-rsid="00581392" style:font-size-asian="14pt" style:font-size-complex="14pt"/>
    </style:style>
    <style:style style:name="P16" style:family="paragraph" style:parent-style-name="Preformatted_20_Text">
      <style:text-properties fo:font-size="14pt" fo:language="it" fo:country="IT" officeooo:rsid="005bde99" officeooo:paragraph-rsid="005bde99" style:font-size-asian="14pt" style:font-size-complex="14pt"/>
    </style:style>
    <style:style style:name="P17" style:family="paragraph" style:parent-style-name="Preformatted_20_Text">
      <style:text-properties fo:font-size="14pt" fo:language="it" fo:country="IT" officeooo:rsid="0059e9a1" officeooo:paragraph-rsid="0059e9a1" style:font-size-asian="14pt" style:font-size-complex="14pt"/>
    </style:style>
    <style:style style:name="P18" style:family="paragraph" style:parent-style-name="Preformatted_20_Text">
      <style:text-properties fo:font-size="14pt" fo:language="it" fo:country="IT" officeooo:rsid="005d3598" officeooo:paragraph-rsid="005d3598" style:font-size-asian="14pt" style:font-size-complex="14pt"/>
    </style:style>
    <style:style style:name="P19" style:family="paragraph" style:parent-style-name="Preformatted_20_Text">
      <style:text-properties fo:font-size="14pt" fo:language="it" fo:country="IT" officeooo:rsid="005d3598" officeooo:paragraph-rsid="005d8f16" style:font-size-asian="14pt" style:font-size-complex="14pt"/>
    </style:style>
    <style:style style:name="P20" style:family="paragraph" style:parent-style-name="Preformatted_20_Text">
      <style:text-properties fo:font-size="14pt" fo:language="it" fo:country="IT" officeooo:rsid="00165561" officeooo:paragraph-rsid="00457e95" style:font-size-asian="14pt" style:font-size-complex="14pt"/>
    </style:style>
    <style:style style:name="P21" style:family="paragraph" style:parent-style-name="Preformatted_20_Text">
      <style:text-properties fo:font-size="14pt" fo:language="it" fo:country="IT" officeooo:rsid="00165561" officeooo:paragraph-rsid="0025e3fd" style:font-size-asian="14pt" style:font-size-complex="14pt"/>
    </style:style>
    <style:style style:name="P22" style:family="paragraph" style:parent-style-name="Preformatted_20_Text">
      <style:text-properties fo:font-size="14pt" fo:language="it" fo:country="IT" officeooo:rsid="00165561" officeooo:paragraph-rsid="00165561" style:font-size-asian="14pt" style:font-size-complex="14pt"/>
    </style:style>
    <style:style style:name="P23" style:family="paragraph" style:parent-style-name="Preformatted_20_Text">
      <style:text-properties fo:font-size="14pt" fo:language="it" fo:country="IT" officeooo:rsid="001742fa" officeooo:paragraph-rsid="001742fa" style:font-size-asian="14pt" style:font-size-complex="14pt"/>
    </style:style>
    <style:style style:name="P24" style:family="paragraph" style:parent-style-name="Preformatted_20_Text">
      <style:text-properties fo:font-size="14pt" fo:language="it" fo:country="IT" officeooo:rsid="00190088" officeooo:paragraph-rsid="001742fa" style:font-size-asian="14pt" style:font-size-complex="14pt"/>
    </style:style>
    <style:style style:name="P25" style:family="paragraph" style:parent-style-name="Preformatted_20_Text">
      <style:text-properties fo:font-size="14pt" fo:language="it" fo:country="IT" officeooo:rsid="00190088" officeooo:paragraph-rsid="00190088" style:font-size-asian="14pt" style:font-size-complex="14pt"/>
    </style:style>
    <style:style style:name="P26" style:family="paragraph" style:parent-style-name="Preformatted_20_Text">
      <style:text-properties fo:font-size="14pt" fo:language="it" fo:country="IT" officeooo:paragraph-rsid="00190088" style:font-size-asian="14pt" style:font-size-complex="14pt"/>
    </style:style>
    <style:style style:name="P27" style:family="paragraph" style:parent-style-name="Preformatted_20_Text">
      <style:text-properties fo:font-size="14pt" fo:language="it" fo:country="IT" officeooo:paragraph-rsid="002d5d92" style:font-size-asian="14pt" style:font-size-complex="14pt"/>
    </style:style>
    <style:style style:name="P28" style:family="paragraph" style:parent-style-name="Preformatted_20_Text">
      <style:text-properties fo:font-size="14pt" fo:language="it" fo:country="IT" officeooo:rsid="00322827" officeooo:paragraph-rsid="00322827" style:font-size-asian="14pt" style:font-size-complex="14pt"/>
    </style:style>
    <style:style style:name="P29" style:family="paragraph" style:parent-style-name="Preformatted_20_Text">
      <style:text-properties fo:font-size="14pt" fo:language="it" fo:country="IT" officeooo:paragraph-rsid="0064be84" style:font-size-asian="14pt" style:font-size-complex="14pt"/>
    </style:style>
    <style:style style:name="P30" style:family="paragraph" style:parent-style-name="Preformatted_20_Text">
      <style:text-properties fo:font-size="14pt" fo:language="it" fo:country="IT" officeooo:rsid="0003e58e" officeooo:paragraph-rsid="0003e58e" style:font-size-asian="14pt" style:font-size-complex="14pt"/>
    </style:style>
    <style:style style:name="P31" style:family="paragraph" style:parent-style-name="Preformatted_20_Text">
      <style:text-properties fo:font-size="14pt" fo:language="it" fo:country="IT" officeooo:paragraph-rsid="0003e58e" style:font-size-asian="14pt" style:font-size-complex="14pt"/>
    </style:style>
    <style:style style:name="P32" style:family="paragraph" style:parent-style-name="Preformatted_20_Text">
      <style:text-properties fo:font-size="14pt" fo:language="it" fo:country="IT" officeooo:rsid="0011b69b" officeooo:paragraph-rsid="0011b69b" style:font-size-asian="14pt" style:font-size-complex="14pt"/>
    </style:style>
    <style:style style:name="P33" style:family="paragraph" style:parent-style-name="Preformatted_20_Text">
      <style:text-properties fo:font-size="14pt" fo:language="it" fo:country="IT" officeooo:rsid="002d5d92" officeooo:paragraph-rsid="002d5d92" style:font-size-asian="14pt" style:font-size-complex="14pt"/>
    </style:style>
    <style:style style:name="P34" style:family="paragraph" style:parent-style-name="Preformatted_20_Text">
      <style:text-properties fo:font-size="14pt" fo:language="it" fo:country="IT" officeooo:paragraph-rsid="00322827" style:font-size-asian="14pt" style:font-size-complex="14pt"/>
    </style:style>
    <style:style style:name="P35" style:family="paragraph" style:parent-style-name="Preformatted_20_Text">
      <style:text-properties fo:font-size="14pt" officeooo:paragraph-rsid="0034d7ec" style:font-size-asian="14pt" style:font-size-complex="14pt"/>
    </style:style>
    <style:style style:name="P36" style:family="paragraph" style:parent-style-name="Preformatted_20_Text">
      <style:text-properties fo:font-size="14pt" officeooo:paragraph-rsid="0069a8fc" style:font-size-asian="14pt" style:font-size-complex="14pt"/>
    </style:style>
    <style:style style:name="P37" style:family="paragraph" style:parent-style-name="Preformatted_20_Text">
      <style:text-properties fo:font-size="12pt" fo:language="it" fo:country="IT" officeooo:rsid="007c742a" officeooo:paragraph-rsid="007c742a" style:font-size-asian="12pt" style:font-size-complex="12pt"/>
    </style:style>
    <style:style style:name="P38" style:family="paragraph" style:parent-style-name="Preformatted_20_Text">
      <style:text-properties fo:font-size="12pt" fo:language="it" fo:country="IT" officeooo:paragraph-rsid="0003e58e" style:font-size-asian="12pt" style:font-size-complex="12pt"/>
    </style:style>
    <style:style style:name="P39" style:family="paragraph" style:parent-style-name="Preformatted_20_Text">
      <style:paragraph-properties fo:text-align="end" style:justify-single-word="false"/>
      <style:text-properties fo:font-size="12pt" fo:language="it" fo:country="IT" officeooo:paragraph-rsid="0003e58e" style:font-size-asian="12pt" style:font-size-complex="12pt"/>
    </style:style>
    <style:style style:name="P40" style:family="paragraph" style:parent-style-name="Preformatted_20_Text">
      <style:text-properties fo:font-size="14pt" officeooo:paragraph-rsid="008c9aaa" style:font-size-asian="14pt" style:font-size-complex="14pt"/>
    </style:style>
    <style:style style:name="T1" style:family="text">
      <style:text-properties officeooo:rsid="0001b164"/>
    </style:style>
    <style:style style:name="T2" style:family="text">
      <style:text-properties officeooo:rsid="0006d264"/>
    </style:style>
    <style:style style:name="T3" style:family="text">
      <style:text-properties officeooo:rsid="00085aa6"/>
    </style:style>
    <style:style style:name="T4" style:family="text">
      <style:text-properties officeooo:rsid="000bc830"/>
    </style:style>
    <style:style style:name="T5" style:family="text">
      <style:text-properties fo:language="it" fo:country="IT"/>
    </style:style>
    <style:style style:name="T6" style:family="text">
      <style:text-properties fo:language="it" fo:country="IT" officeooo:rsid="0003e58e"/>
    </style:style>
    <style:style style:name="T7" style:family="text">
      <style:text-properties fo:language="it" fo:country="IT" officeooo:rsid="000bc830"/>
    </style:style>
    <style:style style:name="T8" style:family="text">
      <style:text-properties fo:language="it" fo:country="IT" officeooo:rsid="000cce26"/>
    </style:style>
    <style:style style:name="T9" style:family="text">
      <style:text-properties fo:language="it" fo:country="IT" officeooo:rsid="001b11e0"/>
    </style:style>
    <style:style style:name="T10" style:family="text">
      <style:text-properties fo:language="it" fo:country="IT" officeooo:rsid="000583da"/>
    </style:style>
    <style:style style:name="T11" style:family="text">
      <style:text-properties fo:language="it" fo:country="IT" officeooo:rsid="0006d264"/>
    </style:style>
    <style:style style:name="T12" style:family="text">
      <style:text-properties fo:language="it" fo:country="IT" officeooo:rsid="001b624b"/>
    </style:style>
    <style:style style:name="T13" style:family="text">
      <style:text-properties fo:language="it" fo:country="IT" officeooo:rsid="0034d7ec"/>
    </style:style>
    <style:style style:name="T14" style:family="text">
      <style:text-properties fo:language="it" fo:country="IT" officeooo:rsid="000ffa35"/>
    </style:style>
    <style:style style:name="T15" style:family="text">
      <style:text-properties fo:language="it" fo:country="IT" officeooo:rsid="003567b9"/>
    </style:style>
    <style:style style:name="T16" style:family="text">
      <style:text-properties fo:language="it" fo:country="IT" officeooo:rsid="00624054"/>
    </style:style>
    <style:style style:name="T17" style:family="text">
      <style:text-properties fo:language="it" fo:country="IT" officeooo:rsid="00392760"/>
    </style:style>
    <style:style style:name="T18" style:family="text">
      <style:text-properties fo:language="it" fo:country="IT" officeooo:rsid="0066439e"/>
    </style:style>
    <style:style style:name="T19" style:family="text">
      <style:text-properties fo:language="it" fo:country="IT" officeooo:rsid="0066ef4a"/>
    </style:style>
    <style:style style:name="T20" style:family="text">
      <style:text-properties fo:language="it" fo:country="IT" officeooo:rsid="00681707"/>
    </style:style>
    <style:style style:name="T21" style:family="text">
      <style:text-properties fo:language="it" fo:country="IT" officeooo:rsid="0069a8fc"/>
    </style:style>
    <style:style style:name="T22" style:family="text">
      <style:text-properties fo:language="it" fo:country="IT" officeooo:rsid="006b4478"/>
    </style:style>
    <style:style style:name="T23" style:family="text">
      <style:text-properties officeooo:rsid="0014a566"/>
    </style:style>
    <style:style style:name="T24" style:family="text">
      <style:text-properties officeooo:rsid="00165561"/>
    </style:style>
    <style:style style:name="T25" style:family="text">
      <style:text-properties officeooo:rsid="001742fa"/>
    </style:style>
    <style:style style:name="T26" style:family="text">
      <style:text-properties officeooo:rsid="00190088"/>
    </style:style>
    <style:style style:name="T27" style:family="text">
      <style:text-properties officeooo:rsid="0019c198"/>
    </style:style>
    <style:style style:name="T28" style:family="text">
      <style:text-properties officeooo:rsid="001b11e0"/>
    </style:style>
    <style:style style:name="T29" style:family="text">
      <style:text-properties officeooo:rsid="001b624b"/>
    </style:style>
    <style:style style:name="T30" style:family="text">
      <style:text-properties officeooo:rsid="002153e8"/>
    </style:style>
    <style:style style:name="T31" style:family="text">
      <style:text-properties officeooo:rsid="0022bdc9"/>
    </style:style>
    <style:style style:name="T32" style:family="text">
      <style:text-properties officeooo:rsid="0025e3fd"/>
    </style:style>
    <style:style style:name="T33" style:family="text">
      <style:text-properties officeooo:rsid="0026ad09"/>
    </style:style>
    <style:style style:name="T34" style:family="text">
      <style:text-properties officeooo:rsid="002878ea"/>
    </style:style>
    <style:style style:name="T35" style:family="text">
      <style:text-properties officeooo:rsid="002916d1"/>
    </style:style>
    <style:style style:name="T36" style:family="text">
      <style:text-properties officeooo:rsid="002a89a5"/>
    </style:style>
    <style:style style:name="T37" style:family="text">
      <style:text-properties officeooo:rsid="002b31f9"/>
    </style:style>
    <style:style style:name="T38" style:family="text">
      <style:text-properties officeooo:rsid="002bf5ba"/>
    </style:style>
    <style:style style:name="T39" style:family="text">
      <style:text-properties officeooo:rsid="002d5d92"/>
    </style:style>
    <style:style style:name="T40" style:family="text">
      <style:text-properties officeooo:rsid="002f3a1a"/>
    </style:style>
    <style:style style:name="T41" style:family="text">
      <style:text-properties officeooo:rsid="002fc79a"/>
    </style:style>
    <style:style style:name="T42" style:family="text">
      <style:text-properties officeooo:rsid="00322827"/>
    </style:style>
    <style:style style:name="T43" style:family="text">
      <style:text-properties fo:font-style="italic" style:font-style-asian="italic" style:font-style-complex="italic"/>
    </style:style>
    <style:style style:name="T44" style:family="text">
      <style:text-properties fo:font-style="italic" officeooo:rsid="0036e132" style:font-style-asian="italic" style:font-style-complex="italic"/>
    </style:style>
    <style:style style:name="T45" style:family="text">
      <style:text-properties fo:font-style="italic" officeooo:rsid="0039b22d" style:font-style-asian="italic" style:font-style-complex="italic"/>
    </style:style>
    <style:style style:name="T46" style:family="text">
      <style:text-properties fo:font-style="italic" officeooo:rsid="004f1d18" style:font-style-asian="italic" style:font-style-complex="italic"/>
    </style:style>
    <style:style style:name="T47" style:family="text">
      <style:text-properties officeooo:rsid="0032dc1e"/>
    </style:style>
    <style:style style:name="T48" style:family="text">
      <style:text-properties officeooo:rsid="0039be0f"/>
    </style:style>
    <style:style style:name="T49" style:family="text">
      <style:text-properties officeooo:rsid="003bbc67"/>
    </style:style>
    <style:style style:name="T50" style:family="text">
      <style:text-properties officeooo:rsid="003d7bc0"/>
    </style:style>
    <style:style style:name="T51" style:family="text">
      <style:text-properties officeooo:rsid="003f3209"/>
    </style:style>
    <style:style style:name="T52" style:family="text">
      <style:text-properties officeooo:rsid="0040bf46"/>
    </style:style>
    <style:style style:name="T53" style:family="text">
      <style:text-properties officeooo:rsid="0042b5ab"/>
    </style:style>
    <style:style style:name="T54" style:family="text">
      <style:text-properties officeooo:rsid="0043d133"/>
    </style:style>
    <style:style style:name="T55" style:family="text">
      <style:text-properties fo:font-weight="bold" officeooo:rsid="0043d133" style:font-weight-asian="bold" style:font-weight-complex="bold"/>
    </style:style>
    <style:style style:name="T56" style:family="text">
      <style:text-properties officeooo:rsid="00457e95"/>
    </style:style>
    <style:style style:name="T57" style:family="text">
      <style:text-properties officeooo:rsid="00468052"/>
    </style:style>
    <style:style style:name="T58" style:family="text">
      <style:text-properties officeooo:rsid="004f1d18"/>
    </style:style>
    <style:style style:name="T59" style:family="text">
      <style:text-properties officeooo:rsid="00501b88"/>
    </style:style>
    <style:style style:name="T60" style:family="text">
      <style:text-properties officeooo:rsid="0050da1d"/>
    </style:style>
    <style:style style:name="T61" style:family="text">
      <style:text-properties officeooo:rsid="0051a7f9"/>
    </style:style>
    <style:style style:name="T62" style:family="text">
      <style:text-properties officeooo:rsid="0053b47b"/>
    </style:style>
    <style:style style:name="T63" style:family="text">
      <style:text-properties officeooo:rsid="00549e39"/>
    </style:style>
    <style:style style:name="T64" style:family="text">
      <style:text-properties officeooo:rsid="00575354"/>
    </style:style>
    <style:style style:name="T65" style:family="text">
      <style:text-properties officeooo:rsid="0015ac54"/>
    </style:style>
    <style:style style:name="T66" style:family="text">
      <style:text-properties officeooo:rsid="00581392"/>
    </style:style>
    <style:style style:name="T67" style:family="text">
      <style:text-properties fo:font-style="normal" style:font-style-asian="normal" style:font-style-complex="normal"/>
    </style:style>
    <style:style style:name="T68" style:family="text">
      <style:text-properties fo:font-style="normal" officeooo:rsid="005bde99" style:font-style-asian="normal" style:font-style-complex="normal"/>
    </style:style>
    <style:style style:name="T69" style:family="text">
      <style:text-properties fo:font-style="normal" officeooo:rsid="006e896c" style:font-style-asian="normal" style:font-style-complex="normal"/>
    </style:style>
    <style:style style:name="T70" style:family="text">
      <style:text-properties fo:font-style="normal" officeooo:rsid="0079090a" style:font-style-asian="normal" style:font-style-complex="normal"/>
    </style:style>
    <style:style style:name="T71" style:family="text">
      <style:text-properties fo:font-style="normal" officeooo:rsid="007f6737" style:font-style-asian="normal" style:font-style-complex="normal"/>
    </style:style>
    <style:style style:name="T72" style:family="text">
      <style:text-properties officeooo:rsid="005bde99"/>
    </style:style>
    <style:style style:name="T73" style:family="text">
      <style:text-properties officeooo:rsid="005d3598"/>
    </style:style>
    <style:style style:name="T74" style:family="text">
      <style:text-properties officeooo:rsid="005d8f16"/>
    </style:style>
    <style:style style:name="T75" style:family="text">
      <style:text-properties officeooo:rsid="005e5285"/>
    </style:style>
    <style:style style:name="T76" style:family="text">
      <style:text-properties officeooo:rsid="005f3fe3"/>
    </style:style>
    <style:style style:name="T77" style:family="text">
      <style:text-properties officeooo:rsid="005fa2c0"/>
    </style:style>
    <style:style style:name="T78" style:family="text">
      <style:text-properties officeooo:rsid="0060de2e"/>
    </style:style>
    <style:style style:name="T79" style:family="text">
      <style:text-properties officeooo:rsid="00624054"/>
    </style:style>
    <style:style style:name="T80" style:family="text">
      <style:text-properties officeooo:rsid="00635952"/>
    </style:style>
    <style:style style:name="T81" style:family="text">
      <style:text-properties officeooo:rsid="0064be84"/>
    </style:style>
    <style:style style:name="T82" style:family="text">
      <style:text-properties officeooo:rsid="006ceffc"/>
    </style:style>
    <style:style style:name="T83" style:family="text">
      <style:text-properties fo:font-size="14pt" style:font-size-asian="14pt" style:font-size-complex="14pt"/>
    </style:style>
    <style:style style:name="T84" style:family="text">
      <style:text-properties fo:font-size="14pt" fo:language="it" fo:country="IT" officeooo:rsid="006ceffc" style:font-size-asian="14pt" style:font-size-complex="14pt"/>
    </style:style>
    <style:style style:name="T85" style:family="text">
      <style:text-properties fo:font-size="14pt" fo:language="it" fo:country="IT" officeooo:rsid="006d87b6" style:font-size-asian="14pt" style:font-size-complex="14pt"/>
    </style:style>
    <style:style style:name="T86" style:family="text">
      <style:text-properties officeooo:rsid="006e896c"/>
    </style:style>
    <style:style style:name="T87" style:family="text">
      <style:text-properties officeooo:rsid="006f8ab5"/>
    </style:style>
    <style:style style:name="T88" style:family="text">
      <style:text-properties officeooo:rsid="006f8f40"/>
    </style:style>
    <style:style style:name="T89" style:family="text">
      <style:text-properties officeooo:rsid="007328bb"/>
    </style:style>
    <style:style style:name="T90" style:family="text">
      <style:text-properties officeooo:rsid="0074a273"/>
    </style:style>
    <style:style style:name="T91" style:family="text">
      <style:text-properties officeooo:rsid="00752353"/>
    </style:style>
    <style:style style:name="T92" style:family="text">
      <style:text-properties officeooo:rsid="0075a711"/>
    </style:style>
    <style:style style:name="T93" style:family="text">
      <style:text-properties officeooo:rsid="0079090a"/>
    </style:style>
    <style:style style:name="T94" style:family="text">
      <style:text-properties officeooo:rsid="007c742a"/>
    </style:style>
    <style:style style:name="T95" style:family="text">
      <style:text-properties officeooo:rsid="0080aadb"/>
    </style:style>
    <style:style style:name="T96" style:family="text">
      <style:text-properties officeooo:rsid="008406c8"/>
    </style:style>
    <style:style style:name="T97" style:family="text">
      <style:text-properties officeooo:rsid="0085dd4c"/>
    </style:style>
    <style:style style:name="T98" style:family="text">
      <style:text-properties officeooo:rsid="0087d76f"/>
    </style:style>
    <style:style style:name="T99" style:family="text">
      <style:text-properties officeooo:rsid="008c9a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 rigor di scienza, nulla esiste, perche’ cio’ che esiste ha sempre un fine, o verso gli uomini e le donne, o contro essi. La montagna e’ grande perche’ e’ difficile da scalare, ma raggiunte le alture, nasconde in se ruscelli e sorgenti d’acqua pura. E allora la sua vista e’ sia sfida che ammirazione. Ma la terra che compone la montagna non ne intende di queste cose. Importa a lei essere di sfida agli uomini? Importa a lei conservare nelle sue crepe l’acqua? Importa a lei qualsiasi cosa? No, giacche’ a rigor di scienza non ha fibre nervose per concepire alcun che’. Allora, al di la’ delle nostre sfide e delle nostre gioie, la materia e’ niente, e’ un niente che sotto alcune condizioni e’ a noi utile e sotto altre e’ a noi d’ostacolo. Ma finche’ ci sara’ vita, e finche’ la vita avra’ speranza nella vita, sommando tutti i pro e i contro, ci sara’ almeno un pro, seppur piccolo, che fara’ vedere la terra ammucchiata in gran quantita’ come una bella montagna, che reca nei suoi segreti doni preziosi.</text:p>
      <text:p text:style-name="P4"/>
      <text:p text:style-name="P5">Cosi’, avendo fede nella vita che affronta paziente e con coraggio gli ostacoli d’innanzi a se, non tramite il potere e il dominio su la natura, su le cose, su gli uomini e le donne, ma solo tramite il suo amore per tutta la vita, posso parlare della generazione dell’universo, come facevano gli antichi, che come noi avevano affrontato secoli di pericoli, e che tenendo cara la vita di ognuno, avevano intuito i segreti delle nostre anime, le nostre debolezze, le nostre virtu’.</text:p>
      <text:p text:style-name="P6"/>
      <text:p text:style-name="P6">&lt;&lt;&lt;</text:p>
      <text:p text:style-name="P7"><text:s text:c="2"/>Nel<text:span text:style-name="T51">l’eternita’</text:span>, prima dell'inizio del tempo,<text:span text:style-name="T23"> </text:span><text:span text:style-name="T58">vi era un’unica Anima, infinita e bella, quella di Colui che Unicamente e Sempre Ama. Non possedeva ne’ un corpo, ne’ memoria, ne’ alcun che’ di cio’ che ci piace oggi, ma della </text:span><text:span text:style-name="T64">sua stessa</text:span><text:span text:style-name="T58"> pace </text:span><text:span text:style-name="T64">era</text:span><text:span text:style-name="T58"> appagata, e tale era il suo appagamento che non provava interesse per spazi, tempi, forme e colori. Anche se, di queste cose se ne intendeva, e si compiaceva nel crearle, vederle, studiarle e poi </text:span><text:span text:style-name="T59">riporle nel libro della Conoscenza</text:span><text:span text:style-name="T58">. Nel far <text:s/>cio’, non impiegava tutto se stess</text:span><text:span text:style-name="T64">a</text:span><text:span text:style-name="T58">, </text:span><text:span text:style-name="T62">gli</text:span><text:span text:style-name="T58"> bastava impiegare una piccola ed infinita parte di se’, che chiamiamo </text:span><text:span text:style-name="T46">Natura</text:span><text:span text:style-name="T58">. </text:span><text:span text:style-name="T59">Oltre a Natura, vi erano altre Sue parti, che chiamiamo Angeli, che, seppure una miriade in numero, erano tutte in armonia ed unite, cosi’ che Lui era sempre Uno.</text:span></text:p>
      <text:p text:style-name="P7"/>
      <text:p text:style-name="P8"><text:span text:style-name="T59">Cosi’, nell’eternita’, prima dell’inizio del tempo, </text:span><text:span text:style-name="T52">Natura,</text:span><text:span text:style-name="T23"> </text:span>bambin<text:span text:style-name="T51">a,</text:span> giocava. <text:span text:style-name="T23">Era intelligent</text:span><text:span text:style-name="T51">e</text:span><text:span text:style-name="T23">, e di matematica ragionava. Con l’abilita’ di un’artista, sorprendeva tutti creando piccole piante, facendo zampillare l’acqua dal </text:span><text:span text:style-name="T32">terreno</text:span><text:span text:style-name="T23">, </text:span><text:span text:style-name="T60">sfornando</text:span><text:span text:style-name="T23"> pietre </text:span><text:span text:style-name="T59">e cristalli </text:span><text:span text:style-name="T23">di vari colori e forme, </text:span><text:span text:style-name="T59">alcune semplicemente bell</text:span><text:span text:style-name="T60">i</text:span><text:span text:style-name="T59"> alla vista, altr</text:span><text:span text:style-name="T60">i</text:span><text:span text:style-name="T59"> con sorprendenti proprieta’ di resistenza o di essenza.</text:span></text:p>
      <text:p text:style-name="P9">Gli Angeli si meravigliavano del suo talento, si divertivano a giocare con lei con tutte le cose curiose e interessanti che portava <text:soft-page-break/>loro, ed amavano coccolarla e riempirla di attenzioni.</text:p>
      <text:p text:style-name="P10"/>
      <text:p text:style-name="P14"><text:span text:style-name="T23">Quando divenne grande, </text:span><text:span text:style-name="T25">rivelo’ a</text:span><text:span text:style-name="T23"> tutti la sua opera piu’ </text:span><text:span text:style-name="T61">bella</text:span><text:span text:style-name="T23"> </text:span><text:span text:style-name="T25">a cui lavora</text:span><text:span text:style-name="T61">va da tempo.</text:span><text:span text:style-name="T25"> Parlo’ di </text:span><text:span text:style-name="T23">una sfera luminosa di vari colori che sprigionava un forte calor</text:span><text:span text:style-name="T25">e. </text:span><text:span text:style-name="T32">Parlo’ </text:span><text:span text:style-name="T25">di </text:span>particelle che cariche di energia andavano in tutte le direzioni, sbattevano tra loro, emettevano <text:span text:style-name="T25">luce</text:span>, generavano altre particelle. <text:span text:style-name="T25">Poi parlo’ di stelle e di galassie.</text:span></text:p>
      <text:p text:style-name="P10">Tutti le chiesero cosa fosse.</text:p>
      <text:p text:style-name="P11">Lei rispose: &lt;&lt; </text:p>
      <text:p text:style-name="P11"><text:span text:style-name="T61"><text:s text:c="2"/>Q</text:span><text:span text:style-name="T32">uesta sfera </text:span><text:span text:style-name="T52">e</text:span>’ l’Universo. In esso <text:span text:style-name="T52">e</text:span><text:span text:style-name="T32">’ </text:span>racchiusa luce e materia. <text:span text:style-name="T24">Esse</text:span> si trasformano perpetuamente, conservando l’energia, cosi’ anche se tutto <text:span text:style-name="T52">al suo interno muta</text:span>, in realta’ nulla <text:span text:style-name="T53">cambia</text:span>. <text:span text:style-name="T52">Questo e’ l’Universo e </text:span><text:span text:style-name="T64">lo</text:span><text:span text:style-name="T52"> progetto </text:span><text:span text:style-name="T32">secondo </text:span><text:span text:style-name="T52">l’</text:span><text:span text:style-name="T32">amore </text:span><text:span text:style-name="T52">dell’Altissimo.</text:span></text:p>
      <text:p text:style-name="P10">&gt;&gt;</text:p>
      <text:p text:style-name="P10">Gli Angeli rimasero stupiti guardando quella sfera che emanava una luce intensa di molti colori, <text:span text:style-name="T32">anche se n</text:span>on capivano bene quello che diceva la Natura.</text:p>
      <text:p text:style-name="P10">Poi, un <text:span text:style-name="T50">angelo </text:span>bambino chiese: &lt;&lt; <text:span text:style-name="T63">Cosa vuol dire Amore?</text:span> <text:span text:style-name="T63">Che cosa vuole </text:span><text:span text:style-name="T64">il Signore</text:span><text:span text:style-name="T63"> fare? </text:span>&gt;&gt;</text:p>
      <text:p text:style-name="P12">La Natura <text:span text:style-name="T64">chiamo’ Sapienza, e lei </text:span>rispose: &lt;&lt;</text:p>
      <text:p text:style-name="P13"><text:s text:c="2"/><text:span text:style-name="T64">Lui, e noi in Lui, n</text:span><text:span text:style-name="T63">on abbiamo bisogno ne’ di muoverci ne’ di muovere per ottenere cio’ che ci serve, perche’ gia’ abbiamo ogni cosa. Quindi, lo spazio non lo concepiamo.</text:span><text:span text:style-name="T53"> </text:span><text:span text:style-name="T49">Non dobbiamo aspettare </text:span><text:span text:style-name="T54">per diventare diversi o per incontrare qualcuno che ancora non conosciamo, perche’ Lui e’ colui che e’</text:span><text:span text:style-name="T55">,</text:span><text:span text:style-name="T54"> da sempre e per sempre, e non esiste tempo. </text:span><text:span text:style-name="T64">Tuttavia, ancora non conosciamo la piena gioia a cui lui ambisce. Lui </text:span><text:span text:style-name="T66">creera’</text:span><text:span text:style-name="T64"> </text:span><text:span text:style-name="T66">la </text:span><text:span text:style-name="T64">meraviglia piu’ grande di tutte e di essa gioir</text:span><text:span text:style-name="T66">a’, e noi tutti gioieremo,</text:span><text:span text:style-name="T64"> nell’eternita’.&gt;&gt;</text:span></text:p>
      <text:p text:style-name="P15"><text:span text:style-name="T69">Per questo suo progetto, mi </text:span><text:span text:style-name="T70">rivolsi</text:span><text:span text:style-name="T69"> al Nulla, e pregai il </text:span><text:span text:style-name="T71">S</text:span><text:span text:style-name="T69">ignore per lo spazio ed il tempo, ed il Nulla divenne inf</text:span><text:span text:style-name="T68">inito e vasto</text:span><text:span text:style-name="T67">. </text:span>Poi riempi<text:span text:style-name="T86">i il Nulla</text:span> di altissima energia, <text:span text:style-name="T72">ma neutra, </text:span><text:span text:style-name="T95">ne’ cattiva ne’ buona, </text:span><text:span text:style-name="T86">e secondo Sapienza, stabilii </text:span>di aspettare moltissimo tempo, per ricamare e tessere con finezza <text:span text:style-name="T72">l’energia a riposo, la materia, </text:span><text:span text:style-name="T86">e cosi’ accumulare e produrrre nelle Stelle gli elementi che sarebbero serviti per la Meraviglia.</text:span>&gt;&gt;.</text:p>
      <text:p text:style-name="P16"><text:s text:c="2"/>Gli Angeli, <text:span text:style-name="T86">ascoltato il discorso di Natura,</text:span><text:span text:style-name="T87"> </text:span>sentirono <text:span text:style-name="T96">anche loro il </text:span>desiderio di creare la Meraviglia. Compresero che <text:span text:style-name="T97">sar</text:span><text:span text:style-name="T98">ebbe stato</text:span> qualcosa di veramente grande e speciale.</text:p>
      <text:p text:style-name="P17"><text:s text:c="2"/>L’angelo bambino chiese: &lt;&lt; <text:span text:style-name="T72">Vo</text:span><text:span text:style-name="T88">glio</text:span><text:span text:style-name="T72"> anch’io amare secondo nostro Signore &gt;&gt;. </text:span><text:span text:style-name="T73">Un angelo bambin</text:span><text:span text:style-name="T88">o</text:span><text:span text:style-name="T73"> disse: &lt;&lt;Voglio aiutare e vedere il momento della nascita della Meraviglia&gt;&gt;. E mille altri angeli </text:span><text:span text:style-name="T88">ancora</text:span><text:span text:style-name="T73">, esclamarano la loro eccitazione.</text:span></text:p>
      <text:p text:style-name="P18"><text:s text:c="2"/>Sapienza <text:span text:style-name="T74">allora </text:span>proferi’: <text:span text:style-name="T65">&lt;&lt; </text:span>La Meraviglia e’ la Vita. &gt;&gt;</text:p>
      <text:p text:style-name="P18">&lt;&lt; La Vita sara’ simile a Lui tutto, padroneggiera’ le forze dell’Universo per prosperare, dalla materia fredda si ergera’ e la rendera’ simile a quella calda delle stelle. Ma piu’ di tutti i doni, avra’ il Libero Arbitrio, avra’ volonta’ propria, e potra’ <text:soft-page-break/>scegliere di seguire le Sue parole o perfino di ribellarsi a Lui, perche’ Lui vuole dare tutto di se stesso a Lei, anche la Sua infinita liberta’, <text:span text:style-name="T93">la Sua incondizionata volonta’.</text:span> &gt;&gt;</text:p>
      <text:p text:style-name="P19"><text:s text:c="2"/><text:span text:style-name="T74">Natura aggiunse:</text:span></text:p>
      <text:p text:style-name="P19"><text:span text:style-name="T74">&lt;&lt;</text:span><text:span text:style-name="T65"> Chi di </text:span><text:span text:style-name="T24">no</text:span><text:span text:style-name="T65">i </text:span><text:span text:style-name="T25">scegliera’ di</text:span><text:span text:style-name="T65"> </text:span><text:span text:style-name="T24">avere un corpo per </text:span><text:span text:style-name="T25">vedere</text:span><text:span text:style-name="T24"> forme e colori, per andare vicino a cio’ che desidera o allontanarsi da cio’ che non desidera, allora potra’ incarnarsi nell’universo in un determinato tempo e spazio. </text:span><text:span text:style-name="T49">Potra’ affrontare pericoli e potra’ scegliere cosa desiderare. Potra’ scrivere nella materia, e con l’energia, una </text:span><text:span text:style-name="T56">libera, preziosissima </text:span><text:span text:style-name="T49">storia. </text:span><text:span text:style-name="T56">E chi amera’ Lui, </text:span><text:span text:style-name="T98">amera’ anche gli altri che si saranno incarnati, ed</text:span><text:span text:style-name="T56"> </text:span><text:span text:style-name="T74">apprezzera’ di essere in</text:span><text:span text:style-name="T98">sieme in</text:span><text:span text:style-name="T74"> un unico </text:span><text:span text:style-name="T98">stesso </text:span><text:span text:style-name="T74">Universo </text:span><text:span text:style-name="T98">e poter</text:span><text:span text:style-name="T75"> </text:span><text:span text:style-name="T98">parlare </text:span><text:span text:style-name="T75">la lingua comune</text:span><text:span text:style-name="T74"> della materia e del movimento. Ma chi si pentira’, potra’ vivere in solitudine, e nella vastita’ dell’Universo ricavare un proprio rifugio, dove aspettare il riunirsi a Lui. O</text:span><text:span text:style-name="T56">gni passo della storia </text:span><text:span text:style-name="T74">di ognuno </text:span><text:span text:style-name="T56">sara’ </text:span><text:span text:style-name="T57">a Lui gradita, </text:span><text:span text:style-name="T74">ed ogni gesto per amarlo lodato e favorito. </text:span><text:span text:style-name="T24">&gt;&gt;</text:span></text:p>
      <text:p text:style-name="P18"><text:s text:c="2"/><text:span text:style-name="T75">E Sapienza concluse:</text:span></text:p>
      <text:p text:style-name="P18">&lt;&lt; <text:span text:style-name="T75">Ma state </text:span><text:span text:style-name="T76">bene attenti. Chi Lo amera’, solo s</text:span><text:span text:style-name="T56">e superer</text:span><text:span text:style-name="T76">a’</text:span><text:span text:style-name="T56"> </text:span><text:span text:style-name="T50">le difficolta’ </text:span><text:span text:style-name="T56">di lasciare cio’ che </text:span><text:span text:style-name="T76">ha</text:span><text:span text:style-name="T56"> con fatica acquisito nel tempo e nello spazio, per </text:span><text:span text:style-name="T76">le esigenze del Suo amore</text:span><text:span text:style-name="T56">, </text:span><text:span text:style-name="T76">potra’ fare a Lui cosa gradita. &gt;&gt;</text:span></text:p>
      <text:p text:style-name="P20"/>
      <text:p text:style-name="P21">Diversi angeli rimasero a guardare l’universo per qualche tempo.</text:p>
      <text:p text:style-name="P21">Vedevano in esso <text:span text:style-name="T25">lo spazio: la possibilita’ di scegliere di stare nel punto che piu’ si gradisce. Vedevano la luce: la possibilita’ di vedere le forme che piu’ piacciono. Vedevano la materia, </text:span><text:span text:style-name="T33">che permetteva di mantenere una forma stabile nel tempo, in un punto dello spazio.</text:span></text:p>
      <text:p text:style-name="P23"><text:s text:c="2"/>Ancora le condizioni iniziali non erano scelte, per questo l’universo non era come lo conosciamo, <text:span text:style-name="T34">era instabile.</text:span> Ma molti Angeli<text:span text:style-name="T24"> erano incantati, </text:span>vedevano luci e forme che si creavano e si distruggevano. Danze di materia ed energia che dipingevano sulla tela dello spazio. <text:span text:style-name="T34">Poi, c</text:span><text:span text:style-name="T33">apirono che incarnandosi </text:span><text:span text:style-name="T34">in un </text:span><text:span text:style-name="T33">Universo </text:span><text:span text:style-name="T34">stabile</text:span><text:span text:style-name="T33">, avrebbero anche loro avuto una forma. </text:span><text:span text:style-name="T34">E questo fra tutte le meraviglie li stupi’. Avrebbero potuto guardarsi, ascoltarsi e parlare, cantare e correre.</text:span></text:p>
      <text:p text:style-name="P23">Cosi’, <text:span text:style-name="T49">cominciarano a</text:span><text:span text:style-name="T34"> </text:span><text:span text:style-name="T24">pensa</text:span>re <text:span text:style-name="T34">solo a come sarebbe stato bello</text:span><text:span text:style-name="T24"> </text:span><text:span text:style-name="T34">tutto questo </text:span><text:span text:style-name="T49">e solo a questo. C</text:span><text:span text:style-name="T24">rebbe </text:span>in loro <text:span text:style-name="T24">un desiderio </text:span><text:span text:style-name="T34">grandissimo ed indistruttibile.</text:span></text:p>
      <text:p text:style-name="P24"/>
      <text:p text:style-name="P25">Cosi’ decisero di incarnarsi. Erano <text:span text:style-name="T77">7 miliardi di</text:span> miliardi di angeli.</text:p>
      <text:p text:style-name="P22"/>
      <text:p text:style-name="P22">Allora, la Natura tra tutt<text:span text:style-name="T26">i</text:span> i possibili universi <text:span text:style-name="T26">concepi’ </text:span>quello dove era favorevole la nascita della vita. <text:span text:style-name="T25">Cosi’ scelse le condizioni iniziali, le costanti che avrebbero determinato la storia dell’Universo</text:span><text:span text:style-name="T34">. </text:span><text:span text:style-name="T35">E il tempo ebbe inizio.</text:span></text:p>
      <text:p text:style-name="P14"><text:soft-page-break/></text:p>
      <text:p text:style-name="P26"><text:span text:style-name="T26">All’inizio del tempo, un incommensurabile fuoco di particelle, cariche di energia, </text:span>andavano in tutte le direzioni, sbattevano tra loro, emettevano fotoni, generavano altre particelle.</text:p>
      <text:p text:style-name="P26"><text:span text:style-name="T26">Gradualmente, sotto l’azione della gravita’, si formarono </text:span>le nebulose, nuvole di colori variopinte che si estendevano per <text:span text:style-name="T41">milioni</text:span> di miliardi di chilometri.</text:p>
      <text:p text:style-name="P26"><text:span text:style-name="T26">Nelle nebulose, </text:span>le stelle si formavano e brillavano, <text:span text:style-name="T27">roteavano su se stesse, </text:span><text:span text:style-name="T26">e </text:span><text:span text:style-name="T36">quest’ultime</text:span><text:span text:style-name="T26">, </text:span><text:span text:style-name="T78">in gruppo,</text:span><text:span text:style-name="T27"> formavano le galassie.</text:span></text:p>
      <text:p text:style-name="P27"><text:span text:style-name="T27"><text:s text:c="2"/>Cosi’ l</text:span><text:span text:style-name="T37">e cose</text:span><text:span text:style-name="T27"> </text:span><text:span text:style-name="T37">continuarono </text:span><text:span text:style-name="T36">per 1 miliardo di anni, </text:span><text:span text:style-name="T37">fino a che’ i</text:span><text:span text:style-name="T27">l fuoco iniziale, ormai raffreddato, veniva mantenuto </text:span><text:span text:style-name="T38">acceso d</text:span><text:span text:style-name="T27">all</text:span><text:span text:style-name="T37">a miriade di</text:span><text:span text:style-name="T27"> stelle </text:span><text:span text:style-name="T38">rimaste. Per l’esattezza, </text:span><text:span text:style-name="T40">mille</text:span><text:span text:style-name="T39"> </text:span><text:span text:style-name="T38">miliardi di miliardi </text:span><text:span text:style-name="T39">di stelle </text:span><text:span text:style-name="T38">[1.1]</text:span><text:span text:style-name="T27">. </text:span></text:p>
      <text:p text:style-name="P27"><text:span text:style-name="T39"><text:s text:c="2"/>Le stelle brillarono nel vuoto dello spazio per</text:span> <text:span text:style-name="T39">altri 9 </text:span>miliardi di anni [1.<text:span text:style-name="T38">2</text:span>]. Poi in un punto dell'universo, in un pianeta blu, gli atomi e le molecole si erano mescolate e ricombinate molte volte, cosi' molte volte che la <text:span text:style-name="T27">vita si sprigiono’ come un’ulteriore esplosione. La vita, inizialmente mono-cellulare, era </text:span><text:span text:style-name="T28">sorprendente</text:span><text:span text:style-name="T27">, perche’ mentre la materia era alla merce’ delle forze della natura, la vita poteva fare delle piccole azioni meccaniche e chimiche che le permettevano di perpetuarsi nel tempo.</text:span></text:p>
      <text:p text:style-name="P40"><text:span text:style-name="T5"><text:s/>4 miliardi di anni dopo [2], i primi esseri senzienti aprirono gli occhi. Questo avvenne contemporaneamente in tanti luoghi della terra [3]. Inizialmente, gli animali erano </text:span><text:span text:style-name="T9">delle strane creature, deboli, istintive e sentivano </text:span><text:span text:style-name="T12">due sole </text:span><text:span text:style-name="T9">emozion</text:span><text:span text:style-name="T12">i</text:span><text:span text:style-name="T9">: paura </text:span><text:span text:style-name="T12">e </text:span><text:span text:style-name="T16">piacere</text:span><text:span text:style-name="T5">. Nel tempo pero', grazie all'abbondanza </text:span><text:span text:style-name="T10">di energia e risorse disponibil</text:span><text:span text:style-name="T11">i</text:span><text:span text:style-name="T10"> nella natura</text:span><text:span text:style-name="T5">, la vita accumulo' doni e richezze. Il loro corpo si modello' per meglio sopportare le fatiche e vincere gli ostacoli, sviluppo' nuovi organi di senso come quello dell'udito, e poi quello della vista (inizialmente senza colori). Tutto questo avvenne tramite l'ereditarieta' della specie e tramite il rinnovamento e il cambiamento de</text:span><text:span text:style-name="T17">i geni</text:span><text:span text:style-name="T5"> nei figli.</text:span></text:p>
      <text:p text:style-name="P28"><text:span text:style-name="T43">Il termine scientifico e' "selezione naturale". Tuttavia, con questo termine sembra quasi che la Natura sceglie chi vive e chi muore. Vista in ottica diversa, e' semplicemente che i tratti buoni si tramandano ai figli e a volte i figli hanno tratti migliori, che li avvantaggeranno, e che tramanderanno ai </text:span><text:span text:style-name="T45">loro </text:span><text:span text:style-name="T43">figli. E' chiaro che gli esseri piu' avvantaggiati permaneranno e popoleranno di piu' la terra. Ma cio' non significa che i piu’ popolosi saranno migliori di quelli </text:span><text:span text:style-name="T44">che poi, pian piano,</text:span><text:span text:style-name="T43"> non avranno piu' discendenza. </text:span><text:span text:style-name="T44">Infatti, e’ un uomo vivo migliore di un uomo buono e che ha fatto sempre del bene e che e’ morto ? Agli occhi di Dio, tutte le creature sono importanti, e cosi’ anche agli occhi della Natura.</text:span></text:p>
      <text:p text:style-name="P6"/>
      <text:p text:style-name="P6">125 mila anni fa', nacque l'uomo come lo conosciamo [5]. <text:span text:style-name="T1">L</text:span>'uomo, <text:span text:style-name="T29">come i mammiferi, non provava solo paura e </text:span><text:span text:style-name="T80">piacere</text:span><text:span text:style-name="T29">, ma anche amore. A</text:span> differenza <text:span text:style-name="T29">pero’ degli altri mammiferi, eccelleva in intelligenza. Cosi’ che mentre tutti gli altri animali erano sempre cio’ che </text:span><text:soft-page-break/><text:span text:style-name="T29">erano, l’uomo poteva scegliere chi era. L</text:span>e cose e gli animali <text:span text:style-name="T29">sono sempre </text:span><text:span text:style-name="T1">cio’ che sono</text:span>. <text:span text:style-name="T80">Esse e loro a</text:span><text:span text:style-name="T1">ppartengono armoniosamente <text:s/>all’opera di Di</text:span><text:span text:style-name="T29">o.</text:span><text:span text:style-name="T1"> </text:span><text:span text:style-name="T80">Infatti, a</text:span><text:span text:style-name="T1">nche quando potrebbero sembrare fuori posto, </text:span><text:span text:style-name="T80">non sono odiose, ad esempio, </text:span><text:span text:style-name="T1">u</text:span>n masso pesante che ostacola il cammino da' fastidio <text:span text:style-name="T80">ma non e’ odiabile, poveretto lui era li’ da centinaia d’anni</text:span>. Un animale pericoloso e' temibile ma non e' odiabile, <text:span text:style-name="T80">lui cerca di ricavarsi il suo territorio nell’aperta natura selvaggia, </text:span><text:span text:style-name="T99">per difendersi da altri animali e per assicurarsi il cibo. </text:span>U<text:span text:style-name="T80">n</text:span> uccello che non si avvicina per essere ammirato meglio non da' frustrazione, <text:span text:style-name="T80">piccolino cerca di ripararsi da pericoli piu’ grandi di lui.</text:span></text:p>
      <text:p text:style-name="P29"><text:span text:style-name="T29"><text:s text:c="2"/>L’uomo</text:span><text:span text:style-name="T1">, </text:span>invece, <text:span text:style-name="T29">ha</text:span> la capacita' di scegliere c<text:span text:style-name="T29">hi e’. Ha la capacita’</text:span> di dirigere la <text:span text:style-name="T29">sua </text:span>vita in una di molteplici direzioni. <text:span text:style-name="T1">Alcune di queste sono fruttuose, danno pace </text:span><text:span text:style-name="T42">e incarnano in lui </text:span><text:span text:style-name="T81">il Suo</text:span><text:span text:style-name="T42"> spirito,</text:span><text:span text:style-name="T1"> </text:span><text:span text:style-name="T29">lo</text:span><text:span text:style-name="T1"> rendono buon</text:span><text:span text:style-name="T29">o</text:span><text:span text:style-name="T1"> e fort</text:span><text:span text:style-name="T29">e. </text:span><text:span text:style-name="T42">A</text:span><text:span text:style-name="T1">ltre rendono la </text:span><text:span text:style-name="T29">sua </text:span><text:span text:style-name="T1">vita piu’ pesante e difficile di quella degli animali e </text:span><text:span text:style-name="T29">lo </text:span><text:span text:style-name="T1">rendono piu’ brutt</text:span><text:span text:style-name="T29">o</text:span><text:span text:style-name="T1"> e crudel</text:span><text:span text:style-name="T29">e</text:span><text:span text:style-name="T1"> degli insetti.</text:span></text:p>
      <text:p text:style-name="P29"><text:s text:c="2"/>12 mila anni fa', dopo l'ultima era glaciale, nacque l'agricoltura. [6] L'uomo divento' sedentario e costrui' case e villaggi. I villaggi divennero citta'. Nelle citta' pero' l'uomo sceglieva quasi sempre una direzione che lo allontanava da se stesso. E cio' provocava avidita', tristezza, infedelta'. E la vita in citta' era forse piu' pericolosa della vita nelle foreste.</text:p>
      <text:p text:style-name="P29"><text:s text:c="2"/>I capi, per mantenere l'ordine, imposero leggi dure e severe [7]. Allora, i saggi studiarono e pregherano a lungo e per molte generazioni, per capire chi era veramente l'uomo e quali erano le migliori direzioni. </text:p>
      <text:p text:style-name="P29"><text:s text:c="2"/>Molti saggi e profeti avevano parlato e insegnato, in tanti popoli, in molte culture. <text:span text:style-name="T48">Uno di questi, saggio e santo, </text:span>fu' Gesu'. Gesu' studio' e prego' fin da quando era bambino. Quando fu' adulto, divenne povero come i poveri che amava, divenne <text:span text:style-name="T3">santo </text:span><text:span text:style-name="T47">e perfetto </text:span><text:span text:style-name="T3">ma </text:span>buono con i peccatori, insegno' la legge di Dio anche quando <text:span text:style-name="T2">gli uomini ingiusti che detenevano il potere avevano fastidio di lui</text:span>. <text:span text:style-name="T81">Diceva apertamente cio’ che tutti volevano dire, ma non osavano dire. Lo poteva fare perche’ lo diceva per amore e con amore, e non accusava personalmente neanche le persone piu’ corrotte col potere. Predicava comportamenti e mete per indirizzare la propria vita in maniera semplice e fruttuosa, predicava un cammino di vita che il Padre nostro, l’Altissimo stesso, amava. Ma poiche’ i frutti che predicava </text:span><text:span text:style-name="T89">non </text:span><text:span text:style-name="T81">erano mangiabili con la propria bocca, ne’ facilmente visibili ad occhio, adoperava parabole. Infine, con i piu’ deboli e poveri, dimenticati dal resto degli uomini, parlava in maniera diretta, e loro lo capivano subito e, finalmente, </text:span><text:span text:style-name="T90">avendo trovato loro</text:span><text:span text:style-name="T81"> di nuovo scandita </text:span><text:span text:style-name="T91">a voce alta </text:span><text:span text:style-name="T81">la parola di Dio, che non udivano da molto tempo, ritornavano ad alzarsi e </text:span><text:span text:style-name="T92">ad </text:span><text:span text:style-name="T81">amare la vita.</text:span></text:p>
      <text:p text:style-name="P29"><text:span text:style-name="T1"><text:s text:c="2"/></text:span><text:span text:style-name="T81">Gesu’ s</text:span><text:span text:style-name="T1">apeva che cosi’ facendo seminava semi piu’ nutrienti del grano per tutto il popolo e che al contempo, </text:span><text:span text:style-name="T47">i prepotenti, e i servi loro, </text:span><text:span text:style-name="T81">accumulavano </text:span><text:span text:style-name="T1">odio </text:span><text:span text:style-name="T81">verso lui. </text:span><text:span text:style-name="T1">Loro volevano il potere </text:span><text:span text:style-name="T47">della </text:span><text:soft-page-break/><text:span text:style-name="T47">paura</text:span><text:span text:style-name="T1">, lui predicava l’arrendersi all’amore. </text:span><text:span text:style-name="T47">Loro esaltavano solo se stessi, lui esaltava l’essere umano, gli uomini e le donne, povere e ricche, gli esseri emarginati e quelli integrati. </text:span><text:span text:style-name="T1">Lui </text:span><text:span text:style-name="T47">parlava di </text:span><text:span text:style-name="T1">liber</text:span><text:span text:style-name="T47">ta’</text:span><text:span text:style-name="T1"> </text:span><text:span text:style-name="T47">a</text:span><text:span text:style-name="T1">i cuori degli uomini </text:span><text:span text:style-name="T47">ormai </text:span><text:span text:style-name="T1">rinchiusi in gusci di ferr</text:span><text:span text:style-name="T47">o,</text:span><text:span text:style-name="T1"> costruiti per difendersi gli uni dagli altri. Loro, </text:span><text:span text:style-name="T4">invece,</text:span><text:span text:style-name="T1"> </text:span><text:span text:style-name="T47">con una mano sorridevano, con quella dietro si approfittavano delle debolezze degli altri.</text:span></text:p>
      <text:p text:style-name="P29"><text:span text:style-name="T1"><text:s text:c="2"/>Cosi’, dopo non molti anni, successe cio’ che era stato predetto, </text:span><text:span text:style-name="T47">molti lo lodavano e ascoltavano le sue parole, molti altri lo odiavano, </text:span><text:span text:style-name="T1">e fu messo a morte.</text:span></text:p>
      <text:p text:style-name="P30"><text:s text:c="2"/>Tuttavia, lui aveva amato l’uomo, e <text:span text:style-name="T4">molti </text:span>con i suoi insegnamenti e il suo esempio rinacque<text:span text:style-name="T4">ro</text:span>. <text:span text:style-name="T4">Molti uomini</text:span> capi<text:span text:style-name="T4">rono</text:span> che la <text:span text:style-name="T4">loro</text:span> vera direzione e’ quella dell’Amore. Che l’Amore e’ la piu’ difficile delle direzioni, ma la piu’ fruttuosa e bella. <text:span text:style-name="T30">C</text:span>on <text:span text:style-name="T30">questa </text:span>nuova forza <text:span text:style-name="T30">Gesu’ </text:span><text:span text:style-name="T47">risorse e </text:span><text:span text:style-name="T30">fu’ sempre accanto a loro, </text:span><text:span text:style-name="T81">in ogni gesto d’amore, piccolo o grande, che si scambiavano, </text:span><text:span text:style-name="T30">e </text:span><text:span text:style-name="T47">loro</text:span><text:span text:style-name="T30"> </text:span>affront<text:span text:style-name="T4">arono</text:span> <text:span text:style-name="T47">e amarono </text:span>la vita.</text:p>
      <text:p text:style-name="P30"><text:s text:c="2"/>Da allora, <text:span text:style-name="T31">i</text:span> saggi <text:span text:style-name="T47">di molte culture </text:span>non dissero piu’ di essere saggi. Il piu’ saggio per loro era stato Gesu’. E tutti <text:span text:style-name="T4">questi</text:span>, seguendo il suo esempio, ricercavano l’Amore <text:span text:style-name="T47">e</text:span> la Pace. E cio’ che insegnavano lo insegnavano a nome suo, <text:span text:style-name="T4">per continuare la sua Opera. </text:span><text:span text:style-name="T81">Costoro erano i Santi. Ma anche i saggi di ancora altre molte culture, ammirarono la condotta e le opere di Gesu’, e inspirati da lui, fecere al pari cose grandi.</text:span></text:p>
      <text:p text:style-name="P35"><text:span text:style-name="T6"><text:s text:c="2"/>Oggi, </text:span><text:span text:style-name="T13">sono trascorsi</text:span><text:span text:style-name="T6"> 202</text:span><text:span text:style-name="T18">2</text:span><text:span text:style-name="T6"> anni dopo la nascita di Gesu’, </text:span><text:span text:style-name="T13">questo e’ il 17% del tempo passato dalla nascita dell’agricultura e solo l’1.6% dalla nascita dell’uomo.</text:span></text:p>
      <text:p text:style-name="P35"><text:span text:style-name="T6"><text:s text:c="2"/>L’uomo e’ sempre l’uomo, </text:span><text:span text:style-name="T7">ed e’ sempre posto nella difficile impresa di gestire il</text:span><text:span text:style-name="T6"> suo potere di scegliere per la </text:span><text:span text:style-name="T8">sua </text:span><text:span text:style-name="T13">vita</text:span><text:span text:style-name="T8">, </text:span><text:span text:style-name="T13">nel lavoro, nell’amore, </text:span><text:span text:style-name="T19">per la vita di se stesso e degli altri che lo amano, o necessitano di rispettarlo.</text:span><text:span text:style-name="T6"> </text:span></text:p>
      <text:p text:style-name="P35"><text:span text:style-name="T13">E’ vero che</text:span><text:span text:style-name="T6"> e’ molto piu’ agevole e sicuro camminare in Europa. </text:span><text:span text:style-name="T7">E</text:span><text:span text:style-name="T13">sistono leggi che sono concepite per tutelare i diritti umani, ospedali che, </text:span><text:span text:style-name="T7">anche se </text:span><text:span text:style-name="T13">a volte non sono efficienti</text:span><text:span text:style-name="T7">, salvano vite umane. </text:span><text:span text:style-name="T20">E</text:span><text:span text:style-name="T13"> </text:span><text:span text:style-name="T7">molti possono lavorare in maniera onesta e a volte utile per gli altri, </text:span><text:span text:style-name="T14">e molti </text:span><text:span text:style-name="T13">ancora </text:span><text:span text:style-name="T14">hanno avuto la possibilita’ di istruirsi </text:span><text:span text:style-name="T13">e di comprendere le dinamiche del mondo.</text:span></text:p>
      <text:p text:style-name="P36"><text:span text:style-name="T13">Tuttavia, fino a quando il mondo sara’ sbilanciato e ci saranno paesi superiori e paesi inferiori, uomini che stanno bene e uomini che stanno male, </text:span><text:span text:style-name="T6">non </text:span><text:span text:style-name="T13">sara’ cambiato molto da allora</text:span><text:span text:style-name="T6">. </text:span><text:span text:style-name="T13">La guerra intestina fra gli uomini continuera’. Anche se oggi e’ piu’ difficile vederla, c’e’ ancora: competizione per il lavoro, stress letale per non perdere il posto del lavoro, </text:span><text:span text:style-name="T15">alienazione e distanza dalla propria umanita’.</text:span></text:p>
      <text:p text:style-name="P36"><text:span text:style-name="T15"><text:s text:c="2"/>Tuttavia, per chi ha orecchie per sentire, la Parola e’ gia’ stata rivelata, e chi dedica la propria vita per incarnar</text:span><text:span text:style-name="T21">L</text:span><text:span text:style-name="T15">a in se’, non solo conoscera’ momenti di Pace e </text:span><text:span text:style-name="T21">di </text:span><text:span text:style-name="T15">gioia, e </text:span><text:span text:style-name="T21">l’umilta’ e </text:span><text:span text:style-name="T15">potenza dell’Amore, ma ricordera’ a tutti il fine del Suo amore: </text:span><text:span text:style-name="T22">la vita. E </text:span><text:soft-page-break/><text:span text:style-name="T22">dimostrera’ la potenza del Suo Amore, che genera vita, tramite la vita, solo per la vita e per tutta la vita.</text:span></text:p>
      <text:p text:style-name="P31"/>
      <text:p text:style-name="P32">&gt;&gt;&gt;</text:p>
      <text:p text:style-name="P31"/>
      <text:p text:style-name="P31"/>
      <text:p text:style-name="P31"/>
      <text:p text:style-name="P37">In ringraziamento agli scienziati e matematici di ogni tempo per la loro ricerca della verita’, in ringraziamento ad un praticante Sufista incontrato nel 2011, al Rinnovamento nello Spirito cattolico del S. Luigi di Catania (2021-2022), alle suore Carmelitane Messaggere dello Spirito di S. Giovanni La Punta (2021-presente), al gruppo Gesu’ Risorto del S. Luigi (2022-presente), ad i miei genitori, ed a tutti in ogni momento in cui hanno scelto la vita per se’ e per gli altri.</text:p>
      <text:p text:style-name="P38"/>
      <text:p text:style-name="P39"><text:tab/><text:tab/><text:tab/><text:tab/><text:tab/><text:tab/><text:tab/><text:tab/><text:tab/><text:tab/><text:tab/><text:tab/><text:span text:style-name="T82">Andrea Lo Pumo</text:span></text:p>
      <text:p text:style-name="P39"><text:tab/><text:tab/><text:tab/><text:tab/><text:tab/><text:tab/><text:tab/><text:tab/><text:tab/><text:tab/><text:tab/> <text:s text:c="2"/><text:span text:style-name="T94">nel Natale del </text:span><text:span text:style-name="T82">2022</text:span></text:p>
      <text:p text:style-name="P38"/>
      <text:p text:style-name="P30"/>
      <text:p text:style-name="P30">Note e riferimenti</text:p>
      <text:p text:style-name="P30"/>
      <text:p text:style-name="P3"><text:span text:style-name="T84">[0] </text:span><text:span text:style-name="T85">Alla Ricerca della Felicita’ nelle Terre con un Sole ed una Luna</text:span><text:span text:style-name="T84"> </text:span><text:a xlink:type="simple" xlink:href="https://kareh.github.io/" text:style-name="Internet_20_link" text:visited-style-name="Visited_20_Internet_20_Link"><text:span text:style-name="T83">https://kareh.github.io/</text:span></text:a></text:p>
      <text:p text:style-name="P30"/>
      <text:p text:style-name="P2"><text:span text:style-name="T83">[1.1] </text:span><text:a xlink:type="simple" xlink:href="http://scienceline.ucsb.edu/getkey.php?key=3775" text:style-name="Internet_20_link" text:visited-style-name="Visited_20_Internet_20_Link"><text:span text:style-name="T83">http://scienceline.ucsb.edu/getkey.php?key=3775</text:span></text:a></text:p>
      <text:p text:style-name="P33"/>
      <text:p text:style-name="P6">[1.<text:span text:style-name="T39">2</text:span>] Cerca su google "age of life on earth" e "age of the universe"</text:p>
      <text:p text:style-name="P6"/>
      <text:p text:style-name="P6">[2] "Intelligent life emerged on a timescale similar to that of Earth's lifetime. It took 4 Ga for intelligent life to emerge, ..."</text:p>
      <text:p text:style-name="P6"><text:s text:c="4"/>https://www.liebertpub.com/doi/full/10.1089/ast.2019.2149 <text:s/>See also, Franck S, Bounama C, and Von Bloh W (2006) Causes and timing of future biosphere extinctions. Biogeosciences 3:85–92. Crossref, Google Scholar</text:p>
      <text:p text:style-name="P6"/>
      <text:p text:style-name="P6">[3] Affermazione da verificare con fonti. A priori pero', credo sia piu' corretto pensare questo, che pensare che tutti gli animali sulla terra sono derivati da un singolo animale.</text:p>
      <text:p text:style-name="P6"/>
      <text:p text:style-name="P34">[4] … <text:span text:style-name="T42">nota riportata nel testo … </text:span></text:p>
      <text:p text:style-name="P6"/>
      <text:p text:style-name="P6">[5] H. s. sapiens is thought to have evolved sometime between 160,000 and 90,000 years ago in Africa before migrating first to the Middle East and Europe and later to Asia, Australia, and the Americas. https://www.britannica.com/topic/Homo-sapiens-sapiens</text:p>
      <text:p text:style-name="P6"/>
      <text:p text:style-name="P1"><text:span text:style-name="T83">[6] </text:span><text:a xlink:type="simple" xlink:href="https://en.wikipedia.org/wiki/History_of_agriculture" text:style-name="Internet_20_link" text:visited-style-name="Visited_20_Internet_20_Link"><text:span text:style-name="T83">https://en.wikipedia.org/wiki/History_of_agriculture</text:span></text:a></text:p>
      <text:p text:style-name="P6"/>
      <text:p text:style-name="P1"><text:span text:style-name="T83">[7] Un esempio e' il codice di Hammurabi, </text:span><text:a xlink:type="simple" xlink:href="https://it.wikipedia.org/wiki/Codice_di_Hammurabi" text:style-name="Internet_20_link" text:visited-style-name="Visited_20_Internet_20_Link"><text:span text:style-name="T83">https://it.wikipedia.org/wiki/Codice_di_Hammurabi</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2189in" fo:margin-left="0.1701in" fo:margin-right="0.103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3T18:39:52.461404619</dc:date>
    <meta:editing-duration>PT12H38M34S</meta:editing-duration>
    <meta:editing-cycles>104</meta:editing-cycles>
    <meta:generator>LibreOffice/7.3.6.2$Linux_X86_64 LibreOffice_project/30$Build-2</meta:generator>
    <meta:document-statistic meta:table-count="0" meta:image-count="0" meta:object-count="0" meta:page-count="7" meta:paragraph-count="66" meta:word-count="3012" meta:character-count="18530" meta:non-whitespace-character-count="15502"/>
  </office:meta>
</office:document-meta>
</file>